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3" style:family="paragraph" style:parent-style-name="Standard">
      <style:paragraph-properties fo:text-align="center" style:justify-single-word="false"/>
      <style:text-properties style:font-name="Liberation Serif2" fo:font-size="12pt" style:font-size-asian="10.5pt" style:font-size-complex="12pt"/>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2" fo:font-size="24pt" style:font-size-asian="24pt" style:font-size-complex="24pt"/>
    </style:style>
    <style:style style:name="P7" style:family="paragraph" style:parent-style-name="Standard">
      <style:paragraph-properties fo:text-align="center" style:justify-single-word="false"/>
      <style:text-properties style:font-name="Liberation Serif2"/>
    </style:style>
    <style:style style:name="P8" style:family="paragraph" style:parent-style-name="Standard">
      <style:paragraph-properties fo:text-align="center" style:justify-single-word="false"/>
      <style:text-properties style:font-name="Liberation Serif2" fo:font-size="18pt" style:font-size-asian="18pt" style:font-size-complex="18pt"/>
    </style:style>
    <style:style style:name="P9" style:family="paragraph" style:parent-style-name="Standard">
      <style:paragraph-properties fo:text-align="start" style:justify-single-word="false"/>
      <style:text-properties style:font-name="Liberation Serif2"/>
    </style:style>
    <style:style style:name="P10" style:family="paragraph" style:parent-style-name="Standard">
      <style:paragraph-properties fo:text-align="center" style:justify-single-word="false"/>
      <style:text-properties style:text-outline="true" style:font-name="Liberation Serif2" fo:font-size="18pt" fo:font-weight="bold" fo:background-color="transparent"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2pt" style:font-size-asian="10.5pt" style:font-size-complex="12pt"/>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fo:break-before="page"/>
      <style:text-properties style:font-name="Liberation Serif2" fo:font-size="36pt" style:font-size-asian="36pt" style:font-size-complex="36pt"/>
    </style:style>
    <style:style style:name="P14" style:family="paragraph" style:parent-style-name="Standard">
      <style:paragraph-properties fo:text-align="start" style:justify-single-word="false" fo:break-before="page"/>
      <style:text-properties style:font-name="Liberation Serif2" fo:font-size="12pt" style:font-size-asian="10.5pt" style:font-size-complex="12pt"/>
    </style:style>
    <style:style style:name="P15" style:family="paragraph" style:parent-style-name="Standard">
      <style:paragraph-properties fo:text-align="start" style:justify-single-word="false" fo:break-before="page"/>
      <style:text-properties style:font-name="Liberation Serif2" fo:font-size="12pt" fo:font-style="normal" style:font-size-asian="10.5pt" style:font-style-asian="normal" style:font-size-complex="12pt" style:font-style-complex="normal"/>
    </style:style>
    <style:style style:name="P16" style:family="paragraph" style:parent-style-name="Standard">
      <style:paragraph-properties fo:text-align="start" style:justify-single-word="false" fo:break-before="page"/>
      <style:text-properties style:font-name="Liberation Serif2" fo:font-size="18pt" style:font-size-asian="18pt" style:font-size-complex="18pt"/>
    </style:style>
    <style:style style:name="P17" style:family="paragraph" style:parent-style-name="Standard">
      <style:paragraph-properties fo:text-align="start" style:justify-single-word="false" fo:break-before="page"/>
      <style:text-properties style:font-name="Liberation Serif2" fo:font-size="18pt" fo:font-style="normal" style:font-size-asian="18pt" style:font-style-asian="normal" style:font-size-complex="18pt" style:font-style-complex="normal"/>
    </style:style>
    <style:style style:name="P1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9" style:family="paragraph" style:parent-style-name="Text_20_body">
      <style:paragraph-properties fo:margin-top="0in" fo:margin-bottom="0in" fo:line-height="100%"/>
      <style:text-properties style:font-name="Liberation Serif2"/>
    </style:style>
    <style:style style:name="P20" style:family="paragraph" style:parent-style-name="Text_20_body">
      <style:paragraph-properties fo:margin-top="0in" fo:margin-bottom="0in" fo:line-height="100%"/>
    </style:style>
    <style:style style:name="P21" style:family="paragraph" style:parent-style-name="Standard" style:list-style-name="L1">
      <style:paragraph-properties fo:margin-left="0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style:text-position="super 58%"/>
    </style:style>
    <style:style style:name="T4" style:family="text">
      <style:text-properties style:font-name="Liberation Serif2"/>
    </style:style>
    <style:style style:name="T5" style:family="text">
      <style:text-properties fo:color="#000000" fo:font-weight="normal" style:font-weight-asian="normal" style:font-weight-complex="normal"/>
    </style:style>
    <style:style style:name="T6" style:family="text">
      <style:text-properties fo:font-size="12pt" style:font-size-asian="10.5pt" style:font-size-complex="12pt"/>
    </style:style>
    <style:style style:name="T7" style:family="text">
      <style:text-properties fo:font-size="24pt" style:font-size-asian="24pt" style:font-size-complex="24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dotted" style:text-underline-width="auto" style:text-underline-color="font-color"/>
    </style:style>
    <style:style style:name="T13" style:family="text">
      <style:text-properties style:font-name="Liberation Serif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2028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text:span text:style-name="T1">P</text:span>HARMACEUTICAL</text:p>
      <text:p text:style-name="P6"><text:span text:style-name="T1">C</text:span>ALCULATIONS</text:p>
      <text:p text:style-name="P7">version 0.6</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2">S</text:span>EAN <text:span text:style-name="T2">E</text:span>. <text:span text:style-name="T2">P</text:span>ARSONS, <text:span text:style-name="T2">CP</text:span>H<text:span text:style-name="T2">T</text:span></text:p>
      <text:p text:style-name="P8"/>
      <text:p text:style-name="P8"/>
      <text:p text:style-name="P8"/>
      <text:p text:style-name="P8"/>
      <text:p text:style-name="P8"/>
      <text:p text:style-name="P8"/>
      <text:p text:style-name="P8"/>
      <text:p text:style-name="P8"/>
      <text:p text:style-name="P8"/>
      <text:p text:style-name="P8"/>
      <text:p text:style-name="P8"/>
      <text:p text:style-name="P10">P<text:span text:style-name="T3">3</text:span></text:p>
      <text:p text:style-name="P3">Parsons Printing Press</text:p>
      <text:p text:style-name="P3">328 Janice Drive</text:p>
      <text:p text:style-name="P3">Pittsburgh, PA 15235</text:p>
      <text:p text:style-name="P3">sean@pharmaceuticalcalculations.org</text:p>
      <text:p text:style-name="P14">You may download this book in portable desktop format (PDF) format here:</text:p>
      <text:p text:style-name="P11"><text:span text:style-name="T4"><text:tab/></text:span><text:a xlink:type="simple" xlink:href="http://thelinuxbox.org/bidwell/math/pharmaceuticalcalculations.pdf"><text:span text:style-name="T4">http://pharmaceuticalcalculations.org/downloads/pharmaceuticalcalculations.pdf</text:span></text:a><text:span text:style-name="T4"> </text:span></text:p>
      <text:p text:style-name="P4"/>
      <text:p text:style-name="P4">You may download this book in open document format (ODF) here:</text:p>
      <text:p text:style-name="P11"><text:span text:style-name="T4"><text:tab/></text:span><text:a xlink:type="simple" xlink:href="http://pharmaceuticalcalculations.org/downloads/pharmaceuticalcalculations-odt.tar.gz"><text:span text:style-name="T4">http://pharmaceuticalcalculations.org/downloads/pharmaceuticalcalculations-odt.tar.gz</text:span></text:a><text:span text:style-name="T4"> </text:span></text:p>
      <text:p text:style-name="P4"/>
      <text:p text:style-name="P4">Presentations, additional lecture materials and other information may be found here:</text:p>
      <text:p text:style-name="P11"><text:span text:style-name="T4"><text:tab/></text:span><text:a xlink:type="simple" xlink:href="http://thelinuxbox.org/bidwell/math/pharmaceuticalcalculations.tar.gz"><text:span text:style-name="T4">http://pharmaceuticalcalculations.org/download/pharmaceuticalcalculations.tar.gz</text:span></text:a><text:span text:style-name="T4"> </text:span></text:p>
      <text:p text:style-name="P4"/>
      <text:p text:style-name="P11"><text:span text:style-name="T4">Please submit any changes and/or corrections to </text:span><text:a xlink:type="simple" xlink:href="mailto:sparsons@mcg-btc.org"><text:span text:style-name="T4">sean@pharmaceuticalcalculations.org</text:span></text:a></text:p>
      <text:p text:style-name="P4"/>
      <text:p text:style-name="P4">Please make financial contributions to Sean Parsons, 328 Janice Drive, Pittsburgh, PA 1523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pyleft<text:span text:style-name="T5"><draw:frame text:anchor-type="as-char" svg:y="-0.1437in" draw:z-index="0" draw:style-name="gr1" svg:width="-0.1335in" svg:height="-0.2031in"><draw:text-box><text:p><text:span text:style-name="T13">©</text:span></text:p></draw:text-box></draw:frame></text:span> GPL v3.0 or later, 2009, 2010 by Sean Parsons</text:p>
      <text:p text:style-name="P4"/>
      <text:p text:style-name="P12">ISBN: 978-0-578-06373-7</text:p>
      <text:p text:style-name="P4"/>
      <text:p text:style-name="P9"><text:span text:style-name="T6">The GNU General Public License (GPL) version 3.0 or later i</text:span>s a free, copyleft license for software and other kinds of works.</text:p>
      <text:p text:style-name="P9"/>
      <text:p text:style-name="P19">The licenses for most software and other practical works are designed to take away your freedom to share and change the works. By contrast, the GNU General Public License is intended to guarantee your freedom to share and change all versions of this work--to make sure it maintains freedom for all its users. I, Sean Parsons, use the GNU General Public License for most of my works; it applies also to any other work released this way by other authors. You can apply it to your works, too.</text:p>
      <text:p text:style-name="P19"/>
      <text:p text:style-name="P20"><text:span text:style-name="T4">To learn more about the GPL please proceed to </text:span><text:a xlink:type="simple" xlink:href="http://www.gnu.org/copyleft/gpl.html"><text:span text:style-name="T4">http://www.gnu.org/copyleft/gpl.html</text:span></text:a><text:span text:style-name="T4"> </text:span></text:p>
      <text:p text:style-name="P19"/>
      <text:p text:style-name="P19">Some of the images and drug names are either registered or trademarked by their manufacturers.</text:p>
      <text:p text:style-name="P16"><text:span text:style-name="T7">P</text:span>REFACE</text:p>
      <text:p text:style-name="P4"/>
      <text:p text:style-name="P4">The purpose of creating Pharmaceutical Calculations is to provide instructors, students, pharmacy technicians, or anyone else even interested with a math book that offers better flexibility and affordability than any other text book you might find. By making it available in a modifiable electronic format with a license that guarantees your rights you have the freedom to use this textbook for any purpose, the ability to adapt the book to your needs, the freedom to improve the book and release those improvements to the public, and the freedom to use this book to help your neighbor.</text:p>
      <text:p text:style-name="P4"/>
      <text:p text:style-name="P4">I do request a $15 donation for each person you provide this book to, but honestly that is up to you and your school to collect that donation. I will not show up at your front door demanding payment, I will not accuse you of cheating me, and I will not create a website where I bash your name. That request for a donation is simply to help me supplement all the time and effort that I have placed into writing and updating this book.</text:p>
      <text:p text:style-name="P4"/>
      <text:p text:style-name="P4">I honestly hope that this textbook becomes the best math book you ever teach/learn pharmacy math from, and with your help this book can achieve such a lofty goal.</text:p>
      <text:p text:style-name="P4"/>
      <text:p text:style-name="P4"><text:span text:style-name="T2">I</text:span>NTRODUCTION</text:p>
      <text:p text:style-name="P4"/>
      <text:p text:style-name="P4">I have broken this book up into four sections, <text:span text:style-name="T8">Basic Arithmetic</text:span><text:span text:style-name="T9">, </text:span><text:span text:style-name="T8">Basic Pharmacy Math</text:span><text:span text:style-name="T9">, </text:span><text:span text:style-name="T8">Community Pharmacy Math</text:span><text:span text:style-name="T9">, and Institutional</text:span><text:span text:style-name="T8"> Pharmacy Math</text:span><text:span text:style-name="T9">.</text:span></text:p>
      <text:p text:style-name="P2"/>
      <text:list xml:id="list1392193701" text:style-name="L1">
        <text:list-item>
          <text:p text:style-name="P21">Basic Arithmetic<text:span text:style-name="T9"> is intended to reintroduce the students to some basic math concepts and get everyone on the same page. It includes things such as Roman numerals, decimals, fractions, percentages, 24-hour time, exponents, scientific notation, and basic problem solving methods.</text:span></text:p>
        </text:list-item>
        <text:list-item>
          <text:p text:style-name="P21">Basic Pharmacy Math<text:span text:style-name="T9"> provides an introduction to converting between different temperature scales, the household system, the metric system, the apothecary system, some basic terminology, some fairly simple work with providing 24 hour supplies of medication, drip rates, and even some percentage strength problems, and dilutions.</text:span></text:p>
        </text:list-item>
        <text:list-item>
          <text:p text:style-name="P21">Community Pharmacy Math<text:span text:style-name="T9"> will teach some compounding math and how to bill for those compounds, days' supply, par levels, percent mark-up, and third party insurance billing and other concepts related to pharmacy business math.</text:span></text:p>
        </text:list-item>
        <text:list-item>
          <text:p text:style-name="P21">Institutional Pharmacy Math<text:span text:style-name="T9"> will teach basic parenteral dosage calculations, insulin dosing, how to calculate milliMoles, milliEquivalents, and how bioassay units are derived. It will also teach <text:s/>drug reconstitution, percentage strength, milligram percents, ratio strength, parts, reducing and enlarging formulas, dosage calculations based on body weight, dosage calculations based on body surface area, carboplatin dosing, infusion rates and drip rates, dilutions and alligations, parenteral nutrition, aliquots and double aliquots, and pediatric dosing.</text:span></text:p>
        </text:list-item>
      </text:list>
      <text:p text:style-name="P18"/>
      <text:p text:style-name="P18">Upon completion of this book, a student should be well prepared for the calculations expected of a pharmacy technician.</text:p>
      <text:p text:style-name="P16"><text:span text:style-name="T7">A</text:span>CKNOWLEDGEMENTS</text:p>
      <text:p text:style-name="P4"/>
      <text:p text:style-name="P4">With any book, an author has to make a large sacrifice of time, and the people that suffer most dearly are his loved ones. In this particular case I want to let everyone know how much I love and adore my wife Shannon and my daughter Sammantha, without either of which this book would have been impossible. I also want to thank my supervisor Connie Geiger, whom never seemed bothered by how much effort I placed into this book. I should also thank Bidwell Training Center for offering me a job to teach pharmacy math (if I had never been offered this job, I am pretty sure I wouldn't have written a math book).</text:p>
      <text:p text:style-name="P4"/>
      <text:p text:style-name="P4">My students also deserve a lot of <text:span text:style-name="T8">'props'</text:span><text:span text:style-name="T9"> for all their initial encouragement that made me consider even writing a book, and their willingness to function as guinea pigs as I tested my hair brained ideas on how to teach pharmacy math. In that same vein I also want to thank Barb Snyder and my other coworkers for their continued encouragement throughout this whole process.</text:span></text:p>
      <text:p text:style-name="P2"/>
      <text:p text:style-name="P2">Last, but certainly not least, I want to thank everyone whom has ever sent me or ever will send me an edit to improve this book. I feel that this book, created along with the collaborative efforts of others is an example of the direction that the text book industry will need to move to keep up with the rapid advancements of science and technology.</text:p>
      <text:p text:style-name="P4"/>
      <text:p text:style-name="P4"><text:tab/><text:tab/><text:tab/><text:tab/><text:tab/><text:tab/><text:tab/><text:tab/><text:span text:style-name="T8">Sincerely</text:span></text:p>
      <text:p text:style-name="P5"><text:tab/><text:tab/><text:tab/><text:tab/><text:tab/><text:tab/><text:tab/><text:tab/>Sean E. Parsons</text:p>
      <text:p text:style-name="P17"><text:span text:style-name="T7">C</text:span>ONTENTS</text:p>
      <text:p text:style-name="P2"/>
      <text:p text:style-name="P2">Unit 1 - Basic Arithmetic <text:span text:style-name="T12"><text:tab/><text:tab/><text:tab/><text:tab/><text:tab/><text:tab/><text:tab/><text:tab/><text:tab/> <text:s text:c="9"/></text:span><text:span text:style-name="T11"><text:s text:c="2"/></text:span><text:s text:c="2"/>7</text:p>
      <text:p text:style-name="P2"><text:tab/>Chapter 1 - Numeral Systems Used in Pharmacy <text:span text:style-name="T12"><text:tab/><text:tab/><text:tab/><text:tab/><text:tab/> <text:s text:c="9"/></text:span><text:tab/> <text:s/>9</text:p>
      <text:p text:style-name="P2"><text:tab/>Chapter 2 - Fractions <text:span text:style-name="T10"><text:tab/></text:span><text:span text:style-name="T12"><text:tab/><text:tab/><text:tab/><text:tab/><text:tab/><text:tab/><text:tab/><text:tab/> <text:s text:c="9"/></text:span><text:s text:c="2"/>57</text:p>
      <text:p text:style-name="P2"><text:tab/>Chapter 3 - Percentages <text:span text:style-name="T12"><text:tab/><text:tab/><text:tab/><text:tab/><text:tab/><text:tab/><text:tab/><text:tab/> <text:s text:c="9"/></text:span><text:tab/>79</text:p>
      <text:p text:style-name="P2"><text:tab/>Chapter 4 - The 24-Hour Time, Exponents, &amp; Scientific Notation <text:span text:style-name="T12"><text:tab/><text:tab/><text:tab/> <text:s text:c="9"/></text:span><text:tab/>93</text:p>
      <text:p text:style-name="P2"><text:tab/>Chapter 5 - Problem Solving Methods <text:span text:style-name="T12"><text:tab/><text:tab/><text:tab/><text:tab/><text:tab/><text:tab/> <text:s text:c="9"/></text:span>107</text:p>
      <text:p text:style-name="P2">Unit 2 - Basic Pharmacy Math <text:span text:style-name="T12"><text:tab/><text:tab/><text:tab/><text:tab/><text:tab/><text:tab/><text:tab/><text:tab/> <text:s text:c="9"/></text:span>135</text:p>
      <text:p text:style-name="P2"><text:tab/>Chapter 6 - Temperature Scale Conversions <text:span text:style-name="T10"><text:tab/></text:span><text:span text:style-name="T12"><text:tab/><text:tab/><text:tab/><text:tab/><text:tab/> <text:s text:c="9"/></text:span>137</text:p>
      <text:p text:style-name="P2"><text:tab/>Chapter 7 - Units of Measurement <text:span text:style-name="T12"><text:tab/><text:tab/><text:tab/><text:tab/><text:tab/><text:tab/><text:tab/> <text:s text:c="9"/></text:span>147</text:p>
      <text:p text:style-name="P2"><text:tab/>Chapter 8 - Working with Prescriptions <text:span text:style-name="T12"><text:tab/><text:tab/><text:tab/><text:tab/><text:tab/><text:tab/> <text:s text:c="9"/></text:span>171</text:p>
      <text:p text:style-name="P2"><text:tab/>Chapter 9 - Basic Medication Calculations <text:span text:style-name="T12"><text:tab/><text:tab/><text:tab/><text:tab/><text:tab/><text:tab/> <text:s text:c="9"/></text:span>205</text:p>
      <text:p text:style-name="P2"><text:tab/>Chapter 10 - Basic Infusion Calculations <text:span text:style-name="T12"><text:tab/><text:tab/><text:tab/><text:tab/><text:tab/><text:tab/> <text:s text:c="9"/></text:span>235</text:p>
      <text:p text:style-name="P2">Unit 3 - Community Pharmacy Math <text:span text:style-name="T12"><text:tab/><text:tab/><text:tab/><text:tab/><text:tab/><text:tab/><text:tab/> <text:s text:c="9"/></text:span>273</text:p>
      <text:p text:style-name="P2"><text:tab/>Chapter 11 - Days' Supply <text:span text:style-name="T12"><text:tab/><text:tab/><text:tab/><text:tab/><text:tab/><text:tab/><text:tab/><text:tab/> <text:s text:c="9"/></text:span>275</text:p>
      <text:p text:style-name="P2"><text:tab/>Chapter 12 - Compounding Math <text:span text:style-name="T12"><text:tab/><text:tab/><text:tab/><text:tab/><text:tab/><text:tab/><text:tab/> <text:s text:c="9"/></text:span>299</text:p>
      <text:p text:style-name="P2"><text:tab/>Chapter 13 - Calculations for Billing Compounds <text:span text:style-name="T12"><text:tab/><text:tab/><text:tab/><text:tab/><text:tab/> <text:s text:c="9"/></text:span>337</text:p>
      <text:p text:style-name="P2"><text:tab/>Chapter 14 - Pharmacy Business Math <text:span text:style-name="T12"><text:tab/><text:tab/><text:tab/><text:tab/><text:tab/><text:tab/> <text:s text:c="9"/></text:span>357</text:p>
      <text:p text:style-name="P2">Unit 4 - Institutional Pharmacy Math <text:span text:style-name="T12"><text:tab/><text:tab/><text:tab/><text:tab/><text:tab/><text:tab/><text:tab/> <text:s text:c="9"/></text:span>421</text:p>
      <text:p text:style-name="P2"><text:tab/>Chapter 15 - Parenteral Dosage Calculations <text:span text:style-name="T12"><text:tab/><text:tab/><text:tab/><text:tab/><text:tab/> <text:s text:c="9"/></text:span>423</text:p>
      <text:p text:style-name="P2"><text:tab/>Chapter 16 - Insulin <text:span text:style-name="T12"><text:tab/><text:tab/><text:tab/><text:tab/><text:tab/><text:tab/><text:tab/><text:tab/><text:tab/> <text:s text:c="9"/></text:span>437</text:p>
      <text:p text:style-name="P2"><text:tab/>Chapter 17 - MilliMoles, MilliEquivalents, Millicuries &amp; International Units ................447</text:p>
      <text:p text:style-name="P2"><text:tab/>Chapter 18 - Drug Reconstitution ......................................................................................<text:tab/>?</text:p>
      <text:p text:style-name="P2"><text:tab/>Chapter 19 - Percentage Strength .......................................................................................<text:tab/>?</text:p>
      <text:p text:style-name="P2"><text:tab/>Chapter 20 - Ratio Strength ................................................................................................<text:tab/>?</text:p>
      <text:p text:style-name="P2"><text:tab/>Chapter 21 - Parts, Reducing &amp; Enlarging Formulas, and Parts Per Million ...................<text:tab/>?</text:p>
      <text:p text:style-name="P2"><text:tab/>Chapter 22 - Dosage Calculations Based on Body Weight ................................................<text:tab/>?</text:p>
      <text:p text:style-name="P2"><text:tab/>Chapter 23 - Dosage Calculations Based on Body Surface Area .......................................<text:tab/>?</text:p>
      <text:p text:style-name="P2"><text:tab/>Chapter 24 - Infusion Rates &amp; Drip Rates .........................................................................<text:tab/>?</text:p>
      <text:p text:style-name="P2"><text:tab/>Chapter 25 - Dilutions &amp; Alligations .................................................................................<text:tab/>?</text:p>
      <text:p text:style-name="P2"><text:tab/>Chapter 26 - Parenteral Nutrition .......................................................................................<text:tab/>?</text:p>
      <text:p text:style-name="P2"><text:tab/>Chapter 27 - Aliquots ..........................................................................................................<text:tab/>?</text:p>
      <text:p text:style-name="P2"><text:tab/>Chapter 28 - Pediatric &amp; Geriatric Dosing .........................................................................<text:tab/>?</text:p>
      <text:p text:style-name="P2"/>
      <text:p text:style-name="P2"/>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i" text:select-page="current">v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8T09:07:21</meta:creation-date>
    <dc:date>2011-11-11T06:19:02</dc:date>
    <dc:creator>Sean Parsons</dc:creator>
    <meta:editing-duration>PT4H17M19S</meta:editing-duration>
    <meta:editing-cycles>27</meta:editing-cycles>
    <meta:generator>LibreOffice/3.4$Linux LibreOffice_project/340m1$Build-302</meta:generator>
    <meta:printed-by>Sean Parsons</meta:printed-by>
    <meta:print-date>2011-11-09T15:32:51</meta:print-date>
    <meta:document-statistic meta:table-count="0" meta:image-count="0" meta:object-count="0" meta:page-count="6" meta:paragraph-count="74" meta:word-count="1168" meta:character-count="8419" meta:non-whitespace-character-count="6933"/>
  </office:meta>
</office:document-meta>
</file>